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257e3"/>
    </style:style>
    <style:style style:name="P10" style:family="paragraph" style:parent-style-name="Standard">
      <style:paragraph-properties fo:text-align="start" style:justify-single-word="false"/>
      <style:text-properties officeooo:paragraph-rsid="0023680e"/>
    </style:style>
    <style:style style:name="P11" style:family="paragraph" style:parent-style-name="Text_20_body">
      <style:text-properties officeooo:paragraph-rsid="002a1e33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15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16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17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18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19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0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1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22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23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25" style:family="paragraph" style:parent-style-name="Table_20_Contents">
      <style:text-properties officeooo:paragraph-rsid="0026ac4f"/>
    </style:style>
    <style:style style:name="P26" style:family="paragraph" style:parent-style-name="Heading_20_1">
      <style:text-properties officeooo:paragraph-rsid="0011af58"/>
    </style:style>
    <style:style style:name="P27" style:family="paragraph" style:parent-style-name="Heading_20_2">
      <style:text-properties fo:font-weight="bold" officeooo:rsid="0012546f" officeooo:paragraph-rsid="0011af58" style:font-weight-asian="bold" style:font-weight-complex="bold"/>
    </style:style>
    <style:style style:name="P28" style:family="paragraph" style:parent-style-name="Heading_20_2">
      <style:text-properties officeooo:paragraph-rsid="0024ca5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103086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4a82ba"/>
    </style:style>
    <style:style style:name="T19" style:family="text">
      <style:text-properties officeooo:rsid="004be36f"/>
    </style:style>
    <style:style style:name="T20" style:family="text">
      <style:text-properties officeooo:rsid="004dbeee"/>
    </style:style>
    <style:style style:name="T21" style:family="text">
      <style:text-properties officeooo:rsid="00103086"/>
    </style:style>
    <style:style style:name="T22" style:family="text">
      <style:text-properties officeooo:rsid="0011af58"/>
    </style:style>
    <style:style style:name="T23" style:family="text">
      <style:text-properties officeooo:rsid="0011af58" style:font-name-complex="Times New Roman1"/>
    </style:style>
    <style:style style:name="T24" style:family="text">
      <style:text-properties officeooo:rsid="00136d08"/>
    </style:style>
    <style:style style:name="T25" style:family="text">
      <style:text-properties officeooo:rsid="0014adc6"/>
    </style:style>
    <style:style style:name="T26" style:family="text">
      <style:text-properties officeooo:rsid="00155ac0"/>
    </style:style>
    <style:style style:name="T27" style:family="text">
      <style:text-properties officeooo:rsid="0016a79d"/>
    </style:style>
    <style:style style:name="T28" style:family="text">
      <style:text-properties officeooo:rsid="001773f2"/>
    </style:style>
    <style:style style:name="T29" style:family="text">
      <style:text-properties officeooo:rsid="001915c8"/>
    </style:style>
    <style:style style:name="T30" style:family="text">
      <style:text-properties officeooo:rsid="001c25fb"/>
    </style:style>
    <style:style style:name="T31" style:family="text">
      <style:text-properties officeooo:rsid="001db4fb"/>
    </style:style>
    <style:style style:name="T32" style:family="text">
      <style:text-properties officeooo:rsid="002257e3"/>
    </style:style>
    <style:style style:name="T33" style:family="text">
      <style:text-properties officeooo:rsid="0023680e"/>
    </style:style>
    <style:style style:name="T34" style:family="text">
      <style:text-properties officeooo:rsid="0024ca53"/>
    </style:style>
    <style:style style:name="T35" style:family="text">
      <style:text-properties officeooo:rsid="0026ac4f"/>
    </style:style>
    <style:style style:name="T36" style:family="text">
      <style:text-properties officeooo:rsid="0027cfd7"/>
    </style:style>
    <style:style style:name="T37" style:family="text">
      <style:text-properties officeooo:rsid="0027f3bd"/>
    </style:style>
    <style:style style:name="T38" style:family="text">
      <style:text-properties officeooo:rsid="00299fad"/>
    </style:style>
    <style:style style:name="T39" style:family="text">
      <style:text-properties officeooo:rsid="002a1e33"/>
    </style:style>
    <style:style style:name="T40" style:family="text">
      <style:text-properties style:text-position="super 58%" officeooo:rsid="002a1e33"/>
    </style:style>
    <style:style style:name="T41" style:family="text">
      <style:text-properties officeooo:rsid="002c48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8">انا أنزل</text:span><text:span text:style-name="T9">ن</text:span><text:span text:style-name="T18">اه قرآنا عربيا </text:span><text:span text:style-name="T19">لعلكم تعقلون –</text:span><text:span text:style-name="T20"> يوسف, </text:span><text:span text:style-name="T17">٢</text:span></text:p>
      <text:p text:style-name="P8">Грамматика. Справочник. Часть <text:span text:style-name="T21">2</text:span></text:p>
      <text:h text:style-name="P26" text:outline-level="1"><text:span text:style-name="T22">Числительные</text:span></text:h>
      <text:h text:style-name="P27" text:outline-level="2"><text:span text:style-name="T22">Количественные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3"><text:span text:style-name="Заголовок_20_таблицы"/></text:p>
          </table:table-cell>
          <table:table-cell table:style-name="Таблица2.A1" office:value-type="string">
            <text:p text:style-name="Table_20_Contents"><text:span text:style-name="Заголовок_20_таблицы"/></text:p>
          </table:table-cell>
          <table:table-cell table:style-name="Таблица2.A1" office:value-type="string">
            <text:p text:style-name="Table_20_Contents"><text:span text:style-name="Заголовок_20_таблицы"><text:span text:style-name="T24">Женский род</text:span></text:span></text:p>
          </table:table-cell>
          <table:table-cell table:style-name="Таблица2.A1" office:value-type="string">
            <text:p text:style-name="Table_20_Contents"><text:span text:style-name="Заголовок_20_таблицы"><text:span text:style-name="T24">Мужской род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1</text:span></text:p>
          </table:table-cell>
          <table:table-cell table:style-name="Таблица2.B10" office:value-type="string">
            <text:p text:style-name="P13"><text:span text:style-name="Арабиййун"><text:span text:style-name="T23">١</text:span></text:span></text:p>
          </table:table-cell>
          <table:table-cell table:style-name="Таблица2.C10" office:value-type="string">
            <text:p text:style-name="P14"><text:span text:style-name="Арабиййун"><text:span text:style-name="T25">وَاحِدَةٌ</text:span></text:span></text:p>
            <text:p text:style-name="P14"><text:span text:style-name="Арабиййун"><text:span text:style-name="T25">إِحْدَى</text:span></text:span></text:p>
          </table:table-cell>
          <table:table-cell table:style-name="Таблица2.D10" office:value-type="string">
            <text:p text:style-name="P14"><text:span text:style-name="Арабиййун"><text:span text:style-name="T25">وَاحِدٌ</text:span></text:span></text:p>
            <text:p text:style-name="P14"><text:span text:style-name="Арабиййун"><text:span text:style-name="T25">أَحَدٌ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2</text:span></text:p>
          </table:table-cell>
          <table:table-cell table:style-name="Таблица2.B10" office:value-type="string">
            <text:p text:style-name="P18"><text:span text:style-name="Арабиййун"><text:span text:style-name="T23">٢</text:span></text:span></text:p>
          </table:table-cell>
          <table:table-cell table:style-name="Таблица2.C10" office:value-type="string">
            <text:p text:style-name="P15"><text:span text:style-name="Арабиййун"><text:span text:style-name="T26">إِثْنَتَانِ</text:span></text:span></text:p>
          </table:table-cell>
          <table:table-cell table:style-name="Таблица2.D10" office:value-type="string">
            <text:p text:style-name="P15"><text:span text:style-name="Арабиййун"><text:span text:style-name="T26">إِثْنَانِ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3</text:span></text:p>
          </table:table-cell>
          <table:table-cell table:style-name="Таблица2.B10" office:value-type="string">
            <text:p text:style-name="P18"><text:span text:style-name="Арабиййун"><text:span text:style-name="T23">٣</text:span></text:span></text:p>
          </table:table-cell>
          <table:table-cell table:style-name="Таблица2.C10" office:value-type="string">
            <text:p text:style-name="P16"><text:span text:style-name="Арабиййун"><text:span text:style-name="T27">ثَلَاثَةٌ</text:span></text:span></text:p>
          </table:table-cell>
          <table:table-cell table:style-name="Таблица2.D10" office:value-type="string">
            <text:p text:style-name="P16"><text:span text:style-name="Арабиййун"><text:span text:style-name="T27">ثَلَاثٌ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4</text:span></text:p>
          </table:table-cell>
          <table:table-cell table:style-name="Таблица2.B10" office:value-type="string">
            <text:p text:style-name="P18"><text:span text:style-name="Арабиййун"><text:span text:style-name="T23">٤</text:span></text:span></text:p>
          </table:table-cell>
          <table:table-cell table:style-name="Таблица2.C10" office:value-type="string">
            <text:p text:style-name="P16"><text:span text:style-name="Арабиййун"><text:span text:style-name="T27">أَرْبَعَةٌ</text:span></text:span></text:p>
          </table:table-cell>
          <table:table-cell table:style-name="Таблица2.D10" office:value-type="string">
            <text:p text:style-name="P16"><text:span text:style-name="Арабиййун"><text:span text:style-name="T27">أَرْبَعٌ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5</text:span></text:p>
          </table:table-cell>
          <table:table-cell table:style-name="Таблица2.B10" office:value-type="string">
            <text:p text:style-name="P18"><text:span text:style-name="Арабиййун"><text:span text:style-name="T23">٥</text:span></text:span></text:p>
          </table:table-cell>
          <table:table-cell table:style-name="Таблица2.C10" office:value-type="string">
            <text:p text:style-name="P16"><text:span text:style-name="Арабиййун"><text:span text:style-name="T27">خَمْسَةٌ</text:span></text:span></text:p>
          </table:table-cell>
          <table:table-cell table:style-name="Таблица2.D10" office:value-type="string">
            <text:p text:style-name="P16"><text:span text:style-name="Арабиййун"><text:span text:style-name="T27">خَمْسٌ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6</text:span></text:p>
          </table:table-cell>
          <table:table-cell table:style-name="Таблица2.B10" office:value-type="string">
            <text:p text:style-name="P18"><text:span text:style-name="Арабиййун"><text:span text:style-name="T23">٦</text:span></text:span></text:p>
          </table:table-cell>
          <table:table-cell table:style-name="Таблица2.C10" office:value-type="string">
            <text:p text:style-name="P17"><text:span text:style-name="Арабиййун"><text:span text:style-name="T28">سِتّ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8">سِتٌّ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7</text:span></text:p>
          </table:table-cell>
          <table:table-cell table:style-name="Таблица2.B10" office:value-type="string">
            <text:p text:style-name="P18"><text:span text:style-name="Арабиййун"><text:span text:style-name="T23">٧</text:span></text:span></text:p>
          </table:table-cell>
          <table:table-cell table:style-name="Таблица2.C10" office:value-type="string">
            <text:p text:style-name="P17"><text:span text:style-name="Арабиййун"><text:span text:style-name="T28">سَبْع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8">سَبْعٌ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8</text:span></text:p>
          </table:table-cell>
          <table:table-cell table:style-name="Таблица2.B10" office:value-type="string">
            <text:p text:style-name="P18"><text:span text:style-name="Арабиййун"><text:span text:style-name="T23">٨</text:span></text:span></text:p>
          </table:table-cell>
          <table:table-cell table:style-name="Таблица2.C10" office:value-type="string">
            <text:p text:style-name="P17"><text:span text:style-name="Арабиййун"><text:span text:style-name="T28">ثَمَانِي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8">ثَمَانٍ</text:span></text:span></text:p>
          </table:table-cell>
        </table:table-row>
        <table:table-row>
          <table:table-cell table:style-name="Таблица2.A10" office:value-type="string">
            <text:p text:style-name="P18"><text:span text:style-name="T22">9</text:span></text:p>
          </table:table-cell>
          <table:table-cell table:style-name="Таблица2.B10" office:value-type="string">
            <text:p text:style-name="P18"><text:span text:style-name="Арабиййун"><text:span text:style-name="T23">٩</text:span></text:span></text:p>
          </table:table-cell>
          <table:table-cell table:style-name="Таблица2.C10" office:value-type="string">
            <text:p text:style-name="P17"><text:span text:style-name="Арабиййун"><text:span text:style-name="T28">تِسْع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8">تِسْعٌ</text:span></text:span></text:p>
          </table:table-cell>
        </table:table-row>
        <table:table-row>
          <table:table-cell table:style-name="Таблица2.A11" office:value-type="string">
            <text:p text:style-name="P18"><text:span text:style-name="T22">10</text:span></text:p>
          </table:table-cell>
          <table:table-cell table:style-name="Таблица2.B11" office:value-type="string">
            <text:p text:style-name="P18"><text:span text:style-name="Арабиййун"><text:span text:style-name="T23">١٠</text:span></text:span></text:p>
          </table:table-cell>
          <table:table-cell table:style-name="Таблица2.C11" office:value-type="string">
            <text:p text:style-name="P17"><text:span text:style-name="Арабиййун"><text:span text:style-name="T28">عَشَرَةٌ</text:span></text:span></text:p>
          </table:table-cell>
          <table:table-cell table:style-name="Таблица2.D11" office:value-type="string">
            <text:p text:style-name="P17"><text:span text:style-name="Арабиййун"><text:span text:style-name="T28">عَشْرٌ</text:span></text:span></text:p>
          </table:table-cell>
        </table:table-row>
      </table:table>
      <text:p text:style-name="P9"><text:span text:style-name="T29">Числительные </text:span><text:span text:style-name="Акцент"><text:span text:style-name="T29">один</text:span></text:span><text:span text:style-name="T29"> и </text:span><text:span text:style-name="Акцент"><text:span text:style-name="T29">два</text:span></text:span><text:span text:style-name="T29"> </text:span><text:span text:style-name="T30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1">Входя в состав сложных числительных, числительные </text:span><text:span text:style-name="Акцент"><text:span text:style-name="T31">один</text:span></text:span><text:span text:style-name="T31"> и </text:span><text:span text:style-name="Акцент"><text:span text:style-name="T31">два</text:span></text:span><text:span text:style-name="T31"> согласуется в роде с единственным числом имени исчисляемого. </text:span><text:span text:style-name="T32">В значении один в сложных числительных употребляются: для м. р. </text:span><text:span text:style-name="Арабиййун"><text:span text:style-name="T25">أَحَدٌ</text:span></text:span><text:span text:style-name="T32">, </text:span><text:soft-page-break/><text:span text:style-name="T32">для ж. р. </text:span><text:span text:style-name="Арабиййун"><text:span text:style-name="T25">إِحْدَى</text:span></text:span><text:span text:style-name="T32">.</text:span></text:p>
      <text:p text:style-name="P10"><text:span text:style-name="T33">Числительные от </text:span><text:span text:style-name="Акцент"><text:span text:style-name="T33">3</text:span></text:span><text:span text:style-name="T33"> до </text:span><text:span text:style-name="Акцент"><text:span text:style-name="T33">10</text:span></text:span><text:span text:style-name="T33"> ставятся в роде, обратном роду единственного числа исчисляемого. После числительных от </text:span><text:span text:style-name="Акцент"><text:span text:style-name="T33">3</text:span></text:span><text:span text:style-name="T33"> до </text:span><text:span text:style-name="Акцент"><text:span text:style-name="T33">10</text:span></text:span><text:span text:style-name="T33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3">مِائَةٌ</text:span></text:span><text:span text:style-name="T33">, которое всегда остается в единственном числе.</text:span></text:p>
      <text:h text:style-name="P28" text:outline-level="2"><text:span text:style-name="T34">Порядковые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4"><text:span text:style-name="Заголовок_20_таблицы"/></text:p>
          </table:table-cell>
          <table:table-cell table:style-name="Таблица1.A1" office:value-type="string">
            <text:p text:style-name="P25"><text:span text:style-name="Заголовок_20_таблицы"/></text:p>
          </table:table-cell>
          <table:table-cell table:style-name="Таблица1.A1" office:value-type="string">
            <text:p text:style-name="P25"><text:span text:style-name="Заголовок_20_таблицы"><text:span text:style-name="T24">Женский род</text:span></text:span></text:p>
          </table:table-cell>
          <table:table-cell table:style-name="Таблица1.A1" office:value-type="string">
            <text:p text:style-name="P25"><text:span text:style-name="Заголовок_20_таблицы"><text:span text:style-name="T24">Мужской род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1</text:span></text:p>
          </table:table-cell>
          <table:table-cell table:style-name="Таблица1.B10" office:value-type="string">
            <text:p text:style-name="P19"><text:span text:style-name="Арабиййун"><text:span text:style-name="T23">١</text:span></text:span></text:p>
          </table:table-cell>
          <table:table-cell table:style-name="Таблица1.C10" office:value-type="string">
            <text:p text:style-name="P19"><text:span text:style-name="Арабиййун"><text:span text:style-name="T35">أُولَى</text:span></text:span></text:p>
          </table:table-cell>
          <table:table-cell table:style-name="Таблица1.D10" office:value-type="string">
            <text:p text:style-name="P19"><text:span text:style-name="Арабиййун"><text:span text:style-name="T25">أَ</text:span></text:span><text:span text:style-name="Арабиййун"><text:span text:style-name="T35">وَّلُ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2</text:span></text:p>
          </table:table-cell>
          <table:table-cell table:style-name="Таблица1.B10" office:value-type="string">
            <text:p text:style-name="P19"><text:span text:style-name="Арабиййун"><text:span text:style-name="T23">٢</text:span></text:span></text:p>
          </table:table-cell>
          <table:table-cell table:style-name="Таблица1.C10" office:value-type="string">
            <text:p text:style-name="P19"><text:span text:style-name="Арабиййун"><text:span text:style-name="T35">ثَانِيَةٌ</text:span></text:span></text:p>
          </table:table-cell>
          <table:table-cell table:style-name="Таблица1.D10" office:value-type="string">
            <text:p text:style-name="P19"><text:span text:style-name="Арабиййун"><text:span text:style-name="T35">ثَانٍ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3</text:span></text:p>
          </table:table-cell>
          <table:table-cell table:style-name="Таблица1.B10" office:value-type="string">
            <text:p text:style-name="P19"><text:span text:style-name="Арабиййун"><text:span text:style-name="T23">٣</text:span></text:span></text:p>
          </table:table-cell>
          <table:table-cell table:style-name="Таблица1.C10" office:value-type="string">
            <text:p text:style-name="P20"><text:span text:style-name="Арабиййун"><text:span text:style-name="T36">ثَالِث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6">ثَالِثٌ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4</text:span></text:p>
          </table:table-cell>
          <table:table-cell table:style-name="Таблица1.B10" office:value-type="string">
            <text:p text:style-name="P19"><text:span text:style-name="Арабиййун"><text:span text:style-name="T23">٤</text:span></text:span></text:p>
          </table:table-cell>
          <table:table-cell table:style-name="Таблица1.C10" office:value-type="string">
            <text:p text:style-name="P20"><text:span text:style-name="Арабиййун"><text:span text:style-name="T36">رَابِع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6">رَابِعٌ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5</text:span></text:p>
          </table:table-cell>
          <table:table-cell table:style-name="Таблица1.B10" office:value-type="string">
            <text:p text:style-name="P19"><text:span text:style-name="Арабиййун"><text:span text:style-name="T23">٥</text:span></text:span></text:p>
          </table:table-cell>
          <table:table-cell table:style-name="Таблица1.C10" office:value-type="string">
            <text:p text:style-name="P20"><text:span text:style-name="Арабиййун"><text:span text:style-name="T36">خَامِس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6">خَامِسٌ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6</text:span></text:p>
          </table:table-cell>
          <table:table-cell table:style-name="Таблица1.B10" office:value-type="string">
            <text:p text:style-name="P19"><text:span text:style-name="Арабиййун"><text:span text:style-name="T23">٦</text:span></text:span></text:p>
          </table:table-cell>
          <table:table-cell table:style-name="Таблица1.C10" office:value-type="string">
            <text:p text:style-name="P20"><text:span text:style-name="Арабиййун"><text:span text:style-name="T36">سَادِس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6">سَادِسٌ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7</text:span></text:p>
          </table:table-cell>
          <table:table-cell table:style-name="Таблица1.B10" office:value-type="string">
            <text:p text:style-name="P19"><text:span text:style-name="Арабиййун"><text:span text:style-name="T23">٧</text:span></text:span></text:p>
          </table:table-cell>
          <table:table-cell table:style-name="Таблица1.C10" office:value-type="string">
            <text:p text:style-name="P21"><text:span text:style-name="Арабиййун"><text:span text:style-name="T37">سَابِعَةٌ</text:span></text:span></text:p>
          </table:table-cell>
          <table:table-cell table:style-name="Таблица1.D10" office:value-type="string">
            <text:p text:style-name="P21"><text:span text:style-name="Арабиййун"><text:span text:style-name="T37">سَابِعٌ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8</text:span></text:p>
          </table:table-cell>
          <table:table-cell table:style-name="Таблица1.B10" office:value-type="string">
            <text:p text:style-name="P19"><text:span text:style-name="Арабиййун"><text:span text:style-name="T23">٨</text:span></text:span></text:p>
          </table:table-cell>
          <table:table-cell table:style-name="Таблица1.C10" office:value-type="string">
            <text:p text:style-name="P21"><text:span text:style-name="Арабиййун"><text:span text:style-name="T37">ثَامِنَةٌ</text:span></text:span></text:p>
          </table:table-cell>
          <table:table-cell table:style-name="Таблица1.D10" office:value-type="string">
            <text:p text:style-name="P21"><text:span text:style-name="Арабиййун"><text:span text:style-name="T37">ثَامِنٌ</text:span></text:span></text:p>
          </table:table-cell>
        </table:table-row>
        <table:table-row>
          <table:table-cell table:style-name="Таблица1.A10" office:value-type="string">
            <text:p text:style-name="P19"><text:span text:style-name="T22">9</text:span></text:p>
          </table:table-cell>
          <table:table-cell table:style-name="Таблица1.B10" office:value-type="string">
            <text:p text:style-name="P19"><text:span text:style-name="Арабиййун"><text:span text:style-name="T23">٩</text:span></text:span></text:p>
          </table:table-cell>
          <table:table-cell table:style-name="Таблица1.C10" office:value-type="string">
            <text:p text:style-name="P22"><text:span text:style-name="Арабиййун"><text:span text:style-name="T38">تَاسِع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8">تَاسِعٌ</text:span></text:span></text:p>
          </table:table-cell>
        </table:table-row>
        <table:table-row>
          <table:table-cell table:style-name="Таблица1.A11" office:value-type="string">
            <text:p text:style-name="P19"><text:span text:style-name="T22">10</text:span></text:p>
          </table:table-cell>
          <table:table-cell table:style-name="Таблица1.B11" office:value-type="string">
            <text:p text:style-name="P19"><text:span text:style-name="Арабиййун"><text:span text:style-name="T23">١٠</text:span></text:span></text:p>
          </table:table-cell>
          <table:table-cell table:style-name="Таблица1.C11" office:value-type="string">
            <text:p text:style-name="P22"><text:span text:style-name="Арабиййун"><text:span text:style-name="T38">عَاشِرَةٌ</text:span></text:span></text:p>
          </table:table-cell>
          <table:table-cell table:style-name="Таблица1.D11" office:value-type="string">
            <text:p text:style-name="P22"><text:span text:style-name="Арабиййун"><text:span text:style-name="T38">عَاشِرٌ</text:span></text:span></text:p>
          </table:table-cell>
        </table:table-row>
      </table:table>
      <text:p text:style-name="P12"><text:span text:style-name="T39">Общая формула — </text:span><text:span text:style-name="Арабиййун"><text:span text:style-name="T39">فَاعِلٌ</text:span></text:span><text:span text:style-name="T39">, за исключением числительных 1</text:span><text:span text:style-name="T40">ый(ая)</text:span><text:span text:style-name="T39">, 2</text:span><text:span text:style-name="T40">ой(ая)</text:span><text:span text:style-name="T39"> и 6</text:span><text:span text:style-name="T40">ой(ая)</text:span><text:span text:style-name="T39">. </text:span><text:span text:style-name="T41">В предложении оформляются как <text:s/>согласованные определения.</text:span></text:p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06T09:28:56</dc:date>
    <dc:creator>Yerzhan </dc:creator>
    <meta:editing-duration>PT1H22M8S</meta:editing-duration>
    <meta:editing-cycles>30</meta:editing-cycles>
    <meta:generator>LibreOffice/3.6$Linux_X86_64 LibreOffice_project/360m1$Build-2</meta:generator>
    <meta:document-statistic meta:table-count="2" meta:image-count="0" meta:object-count="0" meta:page-count="2" meta:paragraph-count="99" meta:word-count="257" meta:character-count="1382" meta:non-whitespace-character-count="1223"/>
  </office:meta>
</office:document-meta>
</file>